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cb82" officeooo:paragraph-rsid="0008cb82"/>
    </style:style>
    <style:style style:name="P2" style:family="paragraph" style:parent-style-name="Standard">
      <style:text-properties officeooo:paragraph-rsid="000742a6"/>
    </style:style>
    <style:style style:name="P3" style:family="paragraph" style:parent-style-name="Standard">
      <style:text-properties officeooo:rsid="000bc019" officeooo:paragraph-rsid="000bc0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yes</text:p>
      <text:p text:style-name="Standard"/>
      <text:p text:style-name="Standard">/home/liang/anaconda3/envs/py36/bin/python /home/liang/PycharmProjects/SourceCoding/test.py</text:p>
      <text:p text:style-name="Standard">Episode: <text:s/>0 Last t: <text:s/>149 Bits used: <text:s/>485</text:p>
      <text:p text:style-name="Standard">Episode: <text:s/>1 Last t: <text:s/>149 Bits used: <text:s/>534</text:p>
      <text:p text:style-name="Standard">Episode: <text:s/>2 Last t: <text:s/>149 Bits used: <text:s/>542</text:p>
      <text:p text:style-name="Standard">Episode: <text:s/>3 Last t: <text:s/>149 Bits used: <text:s/>489</text:p>
      <text:p text:style-name="Standard">Episode: <text:s/>4 Last t: <text:s/>149 Bits used: <text:s/>517</text:p>
      <text:p text:style-name="Standard">Episode: <text:s/>5 Last t: <text:s/>149 Bits used: <text:s/>551</text:p>
      <text:p text:style-name="Standard">Episode: <text:s/>6 Last t: <text:s/>149 Bits used: <text:s/>517</text:p>
      <text:p text:style-name="Standard">Episode: <text:s/>7 Last t: <text:s/>149 Bits used: <text:s/>504</text:p>
      <text:p text:style-name="Standard">Episode: <text:s/>8 Last t: <text:s/>149 Bits used: <text:s/>455</text:p>
      <text:p text:style-name="Standard">Episode: <text:s/>9 Last t: <text:s/>149 Bits used: <text:s/>495</text:p>
      <text:p text:style-name="Standard">Episode: <text:s/>10 Last t: <text:s/>149 Bits used: <text:s/>507</text:p>
      <text:p text:style-name="Standard">Episode: <text:s/>11 Last t: <text:s/>149 Bits used: <text:s/>524</text:p>
      <text:p text:style-name="Standard">Episode: <text:s/>12 Last t: <text:s/>149 Bits used: <text:s/>529</text:p>
      <text:p text:style-name="Standard">Episode: <text:s/>13 Last t: <text:s/>149 Bits used: <text:s/>552</text:p>
      <text:p text:style-name="Standard">Episode: <text:s/>14 Last t: <text:s/>149 Bits used: <text:s/>528</text:p>
      <text:p text:style-name="Standard">Episode: <text:s/>15 Last t: <text:s/>149 Bits used: <text:s/>484</text:p>
      <text:p text:style-name="Standard">Episode: <text:s/>16 Last t: <text:s/>149 Bits used: <text:s/>549</text:p>
      <text:p text:style-name="Standard">Episode: <text:s/>17 Last t: <text:s/>149 Bits used: <text:s/>488</text:p>
      <text:p text:style-name="Standard">Episode: <text:s/>18 Last t: <text:s/>149 Bits used: <text:s/>482</text:p>
      <text:p text:style-name="Standard">Episode: <text:s/>19 Last t: <text:s/>149 Bits used: <text:s/>509</text:p>
      <text:p text:style-name="Standard"/>
      <text:p text:style-name="P3">Two sensors</text:p>
      <text:p text:style-name="Standard">Episode: <text:s/>0 Last t: <text:s/>149 Bits used: <text:s/>600</text:p>
      <text:p text:style-name="Standard">Episode: <text:s/>0 Last t: <text:s/>149 Bits used: <text:s/>491</text:p>
      <text:p text:style-name="Standard">Episode: <text:s/>1 Last t: <text:s/>149 Bits used: <text:s/>600</text:p>
      <text:p text:style-name="Standard">Episode: <text:s/>1 Last t: <text:s/>149 Bits used: <text:s/>507</text:p>
      <text:p text:style-name="Standard">Episode: <text:s/>2 Last t: <text:s/>149 Bits used: <text:s/>600</text:p>
      <text:p text:style-name="Standard">Episode: <text:s/>2 Last t: <text:s/>149 Bits used: <text:s/>486</text:p>
      <text:p text:style-name="Standard">Episode: <text:s/>3 Last t: <text:s/>149 Bits used: <text:s/>600</text:p>
      <text:p text:style-name="Standard">Episode: <text:s/>3 Last t: <text:s/>149 Bits used: <text:s/>544</text:p>
      <text:p text:style-name="Standard">Episode: <text:s/>4 Last t: <text:s/>149 Bits used: <text:s/>600</text:p>
      <text:p text:style-name="Standard">Episode: <text:s/>4 Last t: <text:s/>149 Bits used: <text:s/>552</text:p>
      <text:p text:style-name="Standard">Episode: <text:s/>5 Last t: <text:s/>149 Bits used: <text:s/>600</text:p>
      <text:p text:style-name="Standard">Episode: <text:s/>5 Last t: <text:s/>149 Bits used: <text:s/>520</text:p>
      <text:p text:style-name="Standard">Episode: <text:s/>6 Last t: <text:s/>149 Bits used: <text:s/>600</text:p>
      <text:p text:style-name="Standard">Episode: <text:s/>6 Last t: <text:s/>149 Bits used: <text:s/>556</text:p>
      <text:p text:style-name="Standard">Episode: <text:s/>7 Last t: <text:s/>149 Bits used: <text:s/>600</text:p>
      <text:p text:style-name="Standard">Episode: <text:s/>7 Last t: <text:s/>149 Bits used: <text:s/>527</text:p>
      <text:p text:style-name="Standard">Episode: <text:s/>8 Last t: <text:s/>149 Bits used: <text:s/>600</text:p>
      <text:p text:style-name="Standard">Episode: <text:s/>8 Last t: <text:s/>149 Bits used: <text:s/>497</text:p>
      <text:p text:style-name="Standard">Episode: <text:s/>9 Last t: <text:s/>149 Bits used: <text:s/>600</text:p>
      <text:p text:style-name="Standard">Episode: <text:s/>9 Last t: <text:s/>149 Bits used: <text:s/>506</text:p>
      <text:p text:style-name="Standard">Episode: <text:s/>10 Last t: <text:s/>149 Bits used: <text:s/>600</text:p>
      <text:p text:style-name="Standard">Episode: <text:s/>10 Last t: <text:s/>149 Bits used: <text:s/>502</text:p>
      <text:p text:style-name="Standard">Episode: <text:s/>11 Last t: <text:s/>149 Bits used: <text:s/>600</text:p>
      <text:p text:style-name="Standard"><text:soft-page-break/>Episode: <text:s/>11 Last t: <text:s/>149 Bits used: <text:s/>495</text:p>
      <text:p text:style-name="Standard">Episode: <text:s/>12 Last t: <text:s/>149 Bits used: <text:s/>600</text:p>
      <text:p text:style-name="Standard">Episode: <text:s/>12 Last t: <text:s/>149 Bits used: <text:s/>520</text:p>
      <text:p text:style-name="Standard">Episode: <text:s/>13 Last t: <text:s/>149 Bits used: <text:s/>600</text:p>
      <text:p text:style-name="Standard">Episode: <text:s/>13 Last t: <text:s/>149 Bits used: <text:s/>499</text:p>
      <text:p text:style-name="Standard">Episode: <text:s/>14 Last t: <text:s/>149 Bits used: <text:s/>600</text:p>
      <text:p text:style-name="Standard">Episode: <text:s/>14 Last t: <text:s/>149 Bits used: <text:s/>597</text:p>
      <text:p text:style-name="Standard">Episode: <text:s/>15 Last t: <text:s/>149 Bits used: <text:s/>600</text:p>
      <text:p text:style-name="Standard">Episode: <text:s/>15 Last t: <text:s/>149 Bits used: <text:s/>506</text:p>
      <text:p text:style-name="Standard">Episode: <text:s/>16 Last t: <text:s/>149 Bits used: <text:s/>600</text:p>
      <text:p text:style-name="Standard">Episode: <text:s/>16 Last t: <text:s/>149 Bits used: <text:s/>560</text:p>
      <text:p text:style-name="Standard">Episode: <text:s/>17 Last t: <text:s/>149 Bits used: <text:s/>600</text:p>
      <text:p text:style-name="Standard">Episode: <text:s/>17 Last t: <text:s/>149 Bits used: <text:s/>495</text:p>
      <text:p text:style-name="Standard">Episode: <text:s/>18 Last t: <text:s/>149 Bits used: <text:s/>600</text:p>
      <text:p text:style-name="Standard">Episode: <text:s/>18 Last t: <text:s/>149 Bits used: <text:s/>523</text:p>
      <text:p text:style-name="Standard">Episode: <text:s/>19 Last t: <text:s/>149 Bits used: <text:s/>600</text:p>
      <text:p text:style-name="Standard">Episode: <text:s/>19 Last t: <text:s/>149 Bits used: <text:s/>53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6:37:44.268706590</meta:creation-date>
    <dc:date>2019-02-12T14:36:10.191796153</dc:date>
    <meta:editing-duration>PT2M37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63" meta:word-count="485" meta:character-count="2535" meta:non-whitespace-character-count="1933"/>
  </office:meta>
</office:document-meta>
</file>